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0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9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0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name-asian="Microsoft YaHei" style:font-weight-asian="bold" style:font-weight-complex="bold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8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80"/>
        <table:table-column table:style-name="co4" table:default-cell-style-name="ce109"/>
        <table:table-column table:style-name="co6" table:default-cell-style-name="ce98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05" office:value-type="string" calcext:value-type="string" table:number-columns-spanned="4" table:number-rows-spanned="1">
            <text:p>AND</text:p>
          </table:table-cell>
          <table:covered-table-cell table:number-columns-repeated="3" table:style-name="ce105"/>
          <table:table-cell/>
          <table:table-cell table:style-name="ce10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29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OR</text:p>
          </table:table-cell>
          <table:covered-table-cell table:number-columns-repeated="3" table:style-name="ce117"/>
          <table:table-cell/>
          <table:table-cell table:style-name="ce10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17" office:value-type="string" calcext:value-type="string" table:number-columns-spanned="4" table:number-rows-spanned="1">
            <text:p>NAND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0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style-name="ce265"/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258" office:value-type="string" calcext:value-type="string">
            <text:p><text:span text:style-name="T1">CC-CV контролер процесса заряда литиевых аккумуляторов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3">multichemistrybattery-charger control IC </text:span><text:span text:style-name="T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2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5">One Cell Lithium-ion/Polymer Battery Protection IC </text:span><text:span text:style-name="T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0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17" office:value-type="string" calcext:value-type="string" table:number-columns-spanned="4" table:number-rows-spanned="1">
            <text:p>NOR</text:p>
          </table:table-cell>
          <table:covered-table-cell table:number-columns-repeated="3" table:style-name="ce117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275" office:value-type="string" calcext:value-type="string">
            <text:p>FE1.1S</text:p>
          </table:table-cell>
          <table:table-cell table:style-name="ce275" office:value-type="string" calcext:value-type="string">
            <text:p>SSOP-28 (QSOP-28)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 table:number-columns-repeated="1009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0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17" office:value-type="string" calcext:value-type="string" table:number-columns-spanned="4" table:number-rows-spanned="1">
            <text:p>XOR</text:p>
          </table:table-cell>
          <table:covered-table-cell table:number-columns-repeated="3" table:style-name="ce117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05" office:value-type="string" calcext:value-type="string" table:number-columns-spanned="4" table:number-rows-spanned="1">
            <text:p>NOT</text:p>
          </table:table-cell>
          <table:covered-table-cell table:number-columns-repeated="3" table:style-name="ce105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0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style-name="ce265"/>
          <table:table-cell table:number-columns-repeated="1003"/>
        </table:table-row>
        <table:table-row table:style-name="ro4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 table:style-name="ce3"/>
          <table:table-cell table:style-name="ce29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5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7">1M x 16Bit x 4 Banks Synchronous DRAM </text:span><text:span text:style-name="T8"> </text:span><text:span text:style-name="T9">DataSheet on Google Drive</text:span></text:p>
          </table:table-cell>
          <table:table-cell table:number-columns-repeated="1004"/>
        </table:table-row>
        <table:table-row table:style-name="ro5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style-name="ce261"/>
          <table:table-cell table:number-columns-repeated="1003"/>
        </table:table-row>
        <table:table-row table:style-name="ro5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05" office:value-type="string" calcext:value-type="string" table:number-columns-spanned="4" table:number-rows-spanned="1">
            <text:p>УНЧ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68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68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9" office:value-type="string" calcext:value-type="string">
            <text:p>9k1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4"/>
          <table:table-cell table:style-name="ce153" office:value-type="string" calcext:value-type="string">
            <text:p>КР580ГФ24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265"/>
          <table:table-cell table:number-columns-repeated="1008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0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29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05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2">
          <table:table-cell/>
          <table:table-cell table:style-name="ce29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/>
          <table:table-cell table:style-name="ce161"/>
          <table:table-cell table:style-name="ce134"/>
          <table:table-cell table:style-name="ce16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10">HALL-EFFECT ELEMENT. </text:span><text:span text:style-name="T1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9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05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0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0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12"> </text:span><text:span text:style-name="T13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0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05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321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21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323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323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covered-table-cell table:style-name="ce323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323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covered-table-cell table:style-name="ce323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6"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0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05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24" office:value-type="string" calcext:value-type="string" table:number-columns-spanned="4" table:number-rows-spanned="1">
            <text:p>ОУ</text:p>
          </table:table-cell>
          <table:covered-table-cell table:number-columns-repeated="3" table:style-name="ce324"/>
          <table:table-cell table:number-columns-repeated="1004"/>
        </table:table-row>
        <table:table-row table:style-name="ro4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29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29"/>
          <table:table-cell table:number-columns-repeated="1004"/>
        </table:table-row>
        <table:table-row table:style-name="ro4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43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43"/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5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369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43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43"/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5">
          <table:table-cell table:number-columns-repeated="11"/>
          <table:table-cell table:style-name="ce3" table:number-columns-repeated="4"/>
          <table:table-cell table:number-columns-repeated="1009"/>
        </table:table-row>
        <table:table-row table:style-name="ro1" table:number-rows-repeated="1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40" number:language="ru" number:country="RU">
      <number:hours/>
      <number:text>:</number:text>
      <number:minutes number:style="long"/>
      <number:text> </number:text>
      <number:am-pm/>
    </number:time-style>
    <number:time-style style:name="N1013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6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6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6P0"/>
    </number:number-style>
    <number:number-style style:name="N10135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5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5P0"/>
    </number:number-style>
    <number:number-style style:name="N10133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3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3P0"/>
    </number:number-style>
    <number:number-style style:name="N10132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2P0"/>
    </number:number-style>
    <number:date-style style:name="N10130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29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</number:text>
      <number:fill-character> </number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25" number:language="ru" number:country="RU">
      <number:hours/>
      <number:text>:</number:text>
      <number:minutes number:style="long"/>
    </number:time-style>
    <number:number-style style:name="N1012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4P2" style:volatile="true" number:language="ru" number:country="RU">
      <number:text> </number:text>
      <number:fill-character> </number:fill-character>
      <number:text>-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2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20" number:language="ru" number:country="RU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6P0"/>
    </number:number-style>
    <number:number-style style:name="N10115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5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5P0"/>
    </number:number-style>
    <number:number-style style:name="N10113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13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13P0"/>
    </number:number-style>
    <number:date-style style:name="N10141" number:language="ru" number:country="RU">
      <number:month number:textual="true"/>
      <number:text>.</number:text>
      <number:year/>
    </number:date-style>
    <number:number-style style:name="N10112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2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12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12" number:language="ru" number:country="RU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8-03T11:46:50.282679730</dc:date>
    <meta:editing-cycles>111</meta:editing-cycles>
    <meta:editing-duration>P4DT20H18M40S</meta:editing-duration>
    <meta:generator>LibreOffice/7.3.4.2$Linux_X86_64 LibreOffice_project/30$Build-2</meta:generator>
    <meta:document-statistic meta:table-count="1" meta:cell-count="21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